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map style:condition="cell-content()=1" style:apply-style-name="Bad" style:base-cell-address="Hoja1.C3"/>
      <style:map style:condition="cell-content()=0" style:apply-style-name="Good" style:base-cell-address="Hoja1.C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" office:value-type="string" calcext:value-type="string">
            <text:p>Caracter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B3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table:formula="of:=MOD([.B4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MOD([.B5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B6];2)" office:value-type="float" office:value="1" calcext:value-type="float">
            <text:p>1</text:p>
          </table:table-cell>
        </table:table-row>
        <calcext:conditional-formats>
          <calcext:conditional-format calcext:target-range-address="Hoja1.C3:Hoja1.C6">
            <calcext:condition calcext:apply-style-name="Bad" calcext:value="=1" calcext:base-cell-address="Hoja1.C3"/>
            <calcext:condition calcext:apply-style-name="Good" calcext:value="=0" calcext:base-cell-address="Hoja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8:03:27.382282065</meta:creation-date>
    <dc:date>2023-02-09T11:42:42.076364179</dc:date>
    <meta:editing-duration>PT20M26S</meta:editing-duration>
    <meta:editing-cycles>2</meta:editing-cycles>
    <meta:generator>LibreOffice/7.5.0.3$Linux_X86_64 LibreOffice_project/50$Build-3</meta:generator>
    <meta:document-statistic meta:table-count="1" meta:cell-count="10" meta:object-count="0"/>
  </office:meta>
</office:document-meta>
</file>

<file path=Basic/Standard/Par.xml><?xml version="1.0" encoding="utf-8"?>
<!DOCTYPE module  PUBLIC '-//OpenOffice.org//DTD OfficeDocument 1.0//EN'  'module.dtd'>
<script:module xmlns:script="http://openoffice.org/2000/script" script:name="Par" script:language="StarBasic" script:moduleType="normal">REM  *****  BASIC  *****


sub ParelloS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3:$C$6"

dispatcher.executeDispatch(document, ".uno:GoToCell", "", 0, args1())

rem ----------------------------------------------------------------------
rem dispatcher.executeDispatch(document, ".uno:ConditionalFormatDialog", "", 0, Array())

rem ----------------------------------------------------------------------
dim args3(0) as new com.sun.star.beans.PropertyValue
args3(0).Name = "ToPoint"
args3(0).Value = "$E$10"

dispatcher.executeDispatch(document, ".uno:GoToCell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